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Entire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tLevel</text:p>
          </table:table-cell>
          <table:table-cell office:value-type="string" calcext:value-type="string">
            <text:p>3 short</text:p>
          </table:table-cell>
          <table:table-cell office:value-type="string" calcext:value-type="string">
            <text:p>3 long</text:p>
          </table:table-cell>
          <table:table-cell office:value-type="string" calcext:value-type="string">
            <text:p>2 short</text:p>
          </table:table-cell>
          <table:table-cell office:value-type="string" calcext:value-type="string">
            <text:p>2 lo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1]=0;0;66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formula="of:=IF([.O1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2]=0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2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3]=2;1;1)" office:value-type="float" office:value="1" calcext:value-type="float">
            <text:p>1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IF([.O3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4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4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5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5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6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6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7]=0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7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8]=0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8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9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9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10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10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11]=0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11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12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12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13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13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J14]=0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14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15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15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16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16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17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17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18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18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19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19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20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0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21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21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22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2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23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3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24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4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25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5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26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6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27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7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28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28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J29]=2;1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29]=1;0;1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J30]=2;1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30]=1;0;1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32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2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33]=2;0;66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33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34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34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formula="of:=IF([.J35]=1;2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5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36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6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37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7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38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8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39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9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40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40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41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41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42]=2;0;66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42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43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43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44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44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45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45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46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46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47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47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48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48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formula="of:=IF([.J49]=1;2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49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0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0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1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1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IF([.J52]=2;0;66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52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formula="of:=IF([.J53]=1;2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53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4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4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5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5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6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6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7]=1;2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57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8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8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formula="of:=IF([.J59]=1;2;1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59]=1;0;1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formula="of:=IF([.J60]=1;2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60]=1;0;1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formula="of:=IF([.J61]=1;2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O61]=1;0;1)" office:value-type="float" office:value="1" calcext:value-type="float">
            <text:p>1</text:p>
          </table:table-cell>
        </table:table-row>
        <table:table-row table:style-name="ro2" table:number-rows-repeated="104851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number-columns-repeated="44" table:default-cell-style-name="Default"/>
        <table:table-row table:style-name="ro3">
          <table:table-cell table:number-columns-repeated="44"/>
        </table:table-row>
        <table:table-row table:style-name="ro2"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3" table:number-rows-repeated="2">
          <table:table-cell table:number-columns-repeated="44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 table:number-rows-repeated="2">
          <table:table-cell table:number-columns-repeated="44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irsthalf" table:style-name="ta1">
        <table:table-column table:style-name="co1" table:number-columns-repeated="12" table:default-cell-style-name="Default"/>
        <table:table-row table:style-name="ro2">
          <table:table-cell table:number-columns-repeated="2"/>
          <table:table-cell office:value-type="string" calcext:value-type="string">
            <text:p>First Ha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tLeve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 table:number-rows-repeated="6">
          <table:table-cell table:number-columns-repeated="11"/>
          <table:table-cell table:style-name="ce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1"/>
          <table:table-cell table:style-name="ce2"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econd Half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short list; long did not work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convert to map on 0 = high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54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1:05:26.089772156</meta:creation-date>
    <dc:date>2014-01-10T07:28:12.930722681</dc:date>
    <meta:editing-duration>PT32M53S</meta:editing-duration>
    <meta:editing-cycles>5</meta:editing-cycles>
    <meta:generator>LibreOffice/4.1.3.2$Linux_X86_64 LibreOffice_project/70feb7d99726f064edab4605a8ab840c50ec57a</meta:generator>
    <meta:document-statistic meta:table-count="4" meta:cell-count="794" meta:object-count="0"/>
  </office:meta>
</office:document-meta>
</file>